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dad" officeooo:paragraph-rsid="001bcdad"/>
    </style:style>
    <style:style style:name="P2" style:family="paragraph" style:parent-style-name="Standard">
      <style:text-properties officeooo:rsid="001bcdad" officeooo:paragraph-rsid="001de295"/>
    </style:style>
    <style:style style:name="P3" style:family="paragraph" style:parent-style-name="Standard">
      <style:text-properties officeooo:rsid="001bcdad" officeooo:paragraph-rsid="001f704b"/>
    </style:style>
    <style:style style:name="P4" style:family="paragraph" style:parent-style-name="Standard">
      <style:text-properties officeooo:rsid="00206537" officeooo:paragraph-rsid="00206537"/>
    </style:style>
    <style:style style:name="P5" style:family="paragraph" style:parent-style-name="Standard">
      <style:text-properties officeooo:rsid="0020f3f9" officeooo:paragraph-rsid="001f704b"/>
    </style:style>
    <style:style style:name="P6" style:family="paragraph" style:parent-style-name="Standard">
      <style:text-properties officeooo:rsid="0020f3f9" officeooo:paragraph-rsid="0020f3f9"/>
    </style:style>
    <style:style style:name="P7" style:family="paragraph" style:parent-style-name="Standard">
      <style:text-properties officeooo:rsid="001de295" officeooo:paragraph-rsid="001f704b"/>
    </style:style>
    <style:style style:name="P8" style:family="paragraph" style:parent-style-name="Standard">
      <style:text-properties officeooo:rsid="001f704b" officeooo:paragraph-rsid="001f704b"/>
    </style:style>
    <style:style style:name="P9" style:family="paragraph" style:parent-style-name="Standard">
      <style:text-properties officeooo:rsid="0019f45e" officeooo:paragraph-rsid="0019f45e"/>
    </style:style>
    <style:style style:name="P10" style:family="paragraph" style:parent-style-name="Standard">
      <style:text-properties officeooo:rsid="0023ad58" officeooo:paragraph-rsid="0023ad58"/>
    </style:style>
    <style:style style:name="P11" style:family="paragraph" style:parent-style-name="Standard">
      <style:text-properties officeooo:rsid="00244fa0" officeooo:paragraph-rsid="002630f7"/>
    </style:style>
    <style:style style:name="P12" style:family="paragraph" style:parent-style-name="Standard">
      <style:text-properties officeooo:rsid="002630f7" officeooo:paragraph-rsid="002630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28f8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ipTUMVPN before running 1_, 2_, 3_!!!</text:p>
      <text:p text:style-name="P1"/>
      <text:p text:style-name="P11">In VM screens, stay in <text:span text:style-name="T2">aygun_multiLinkMeas/measurements/</text:span> directory to delete the pcap files after you saved them on the PC! </text:p>
      <text:p text:style-name="P12">During measurements, permanent terminals: 1. <text:span text:style-name="T1">vm1</text:span> <text:span text:style-name="T3">(~/aygun_multiLinkMeas/measurements)</text:span>, 2. <text:span text:style-name="T1">vm2</text:span> <text:span text:style-name="T3">(~/aygun_multiLinkMeas/measurements)</text:span>, 3. <text:span text:style-name="T1">oainuc3</text:span> (in ~/aygun_droneMeas/measurements), 4. <text:span text:style-name="T1">TUM server</text:span></text:p>
      <text:p text:style-name="P1"/>
      <text:p text:style-name="P10">TUM Static 172.24.25.113</text:p>
      <text:p text:style-name="P9"/>
      <text:p text:style-name="P9">Vm1: 129.187.211.246</text:p>
      <text:p text:style-name="P9">vm2: 129.187.211.248</text:p>
      <text:p text:style-name="P1">tum vm: 129.187.212.100</text:p>
      <text:p text:style-name="P1"/>
      <text:p text:style-name="P1"/>
      <text:p text:style-name="P4">vm1</text:p>
      <text:p text:style-name="P4">1. src port: 47813</text:p>
      <text:p text:style-name="P4">2. dst port: 47811</text:p>
      <text:p text:style-name="P4"/>
      <text:p text:style-name="P4">vm2</text:p>
      <text:p text:style-name="P4">1. src port: 47814</text:p>
      <text:p text:style-name="P4">2. dst port: 47812</text:p>
      <text:p text:style-name="P4"/>
      <text:p text:style-name="P4">vmServer</text:p>
      <text:p text:style-name="P4">1. src port1:47813</text:p>
      <text:p text:style-name="P4">2. dst port1:47811</text:p>
      <text:p text:style-name="P4">3. src port2:47814</text:p>
      <text:p text:style-name="P4">4. dst port2:47812</text:p>
      <text:p text:style-name="P1"/>
      <text:p text:style-name="P1">1. set up dongles in 14db mode</text:p>
      <text:p text:style-name="P1">2. run 00_ : connect VM to VPN</text:p>
      <text:p text:style-name="P1">3. Update IP addresses on automatization files</text:p>
      <text:p text:style-name="P1">4. run 0_ : connect TUM VM to VPN</text:p>
      <text:p text:style-name="P1">5. run 1_: edit scapy files with src and dst Ips</text:p>
      <text:p text:style-name="P1">6. run 2_: Run scapy files</text:p>
      <text:p text:style-name="P2">7. run 3_:</text:p>
      <text:p text:style-name="P7">10. delete recoded meas files at Vms</text:p>
      <text:p text:style-name="P3"/>
      <text:p text:style-name="P8">Important commands:</text:p>
      <text:p text:style-name="P8">1. sudo usb_modeswitch -v 12d1 -p 1f01 -J</text:p>
      <text:p text:style-name="P8">2. sudo usb_modeswitch -v 0x12d1 -p 0x1f01 -V 0x12d1 -P 0x1001 -M "55534243000000000000000000000611060000000000000000000000000000"</text:p>
      <text:p text:style-name="P8">3. sudo modprobe usbserial vendor=0x12d1 product=0x1f01 -v</text:p>
      <text:p text:style-name="P8">4. sudo mmcli -m 0</text:p>
      <text:p text:style-name="P8">5. sudo mmcli -L</text:p>
      <text:p text:style-name="P8">6. sudo mmcli <text:s/>-m 0 –location-get</text:p>
      <text:p text:style-name="P8">7. sudo mmcli -m 0 –simple-connect="apn=internet.t-mobile"</text:p>
      <text:p text:style-name="P8">8. sudo nmcli device status</text:p>
      <text:p text:style-name="P5"/>
      <text:p text:style-name="P6">DOUBLE check the port number of mmcli before running getLoc.sh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54:44.566811476</meta:creation-date>
    <dc:date>2019-10-14T14:49:01.015824531</dc:date>
    <meta:editing-duration>P3DT19H33M40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08" meta:character-count="1331" meta:non-whitespace-character-count="1157"/>
  </office:meta>
</office:document-meta>
</file>